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00f5b" officeooo:paragraph-rsid="00100f5b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00f5b" officeooo:paragraph-rsid="00100f5b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>
      <style:text-properties officeooo:rsid="00100f5b" officeooo:paragraph-rsid="00100f5b"/>
    </style:style>
    <style:style style:name="P6" style:family="paragraph" style:parent-style-name="Azione_20_sistema">
      <style:text-properties officeooo:rsid="00100f5b" officeooo:paragraph-rsid="00100f5b"/>
    </style:style>
    <style:style style:name="T1" style:family="text">
      <style:text-properties officeooo:rsid="00127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lenco menù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360282" text:style-name="Numerazione_20_UC">
              <text:list-item text:start-value="1">
                <text:p text:style-name="P5">L'impiegato accede alla sezione per visualizzare l'elenco dei bambini con i relativi piani pasto.</text:p>
              </text:list-item>
              <text:list-item>
                <text:p text:style-name="P6">Il sistema visualizza l'elenco di tutti i piani-pasto <text:span text:style-name="T1">per classe indicando cognome, nome bambino, tipologia, classe e tipo di pasto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visualizza l'elenco di tutti i piani-pas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elenco dei piani-pasto o il relativo messaggio di errore deve essere visualizzato entro 20 secondi;</text:p>
          </table:table-cell>
        </table:table-row>
      </table:table>
      <text:p text:style-name="P4">Visualizzazione di tutti i menù per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1:45:33.55</meta:creation-date>
    <meta:editing-duration>P0D</meta:editing-duration>
    <meta:editing-cycles>3</meta:editing-cycles>
    <meta:generator>LibreOffice/3.6$Windows_x86 LibreOffice_project/da8c1e6-fd468f4-454e206-f42a4a9-143cfd</meta:generator>
    <dc:date>2012-10-25T18:22:33.70</dc:date>
    <dc:creator>Mariella </dc:creator>
    <meta:document-statistic meta:table-count="1" meta:image-count="0" meta:object-count="0" meta:page-count="1" meta:paragraph-count="16" meta:word-count="109" meta:character-count="734" meta:non-whitespace-character-count="643"/>
  </office:meta>
</office:document-meta>
</file>